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AEE9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numdark-title">
      <style:graphic-properties draw:fill-color="#ffffff" draw:auto-grow-height="true" fo:min-height="3.506cm"/>
    </style:style>
    <style:style style:name="pr2" style:family="presentation" style:parent-style-name="lyt-numdark-outline1">
      <style:graphic-properties draw:auto-grow-height="true" fo:min-height="5.764cm"/>
    </style:style>
    <style:style style:name="pr3" style:family="presentation" style:parent-style-name="lyt-numdark-outline1">
      <style:graphic-properties fo:min-height="5.764cm"/>
    </style:style>
    <style:style style:name="pr4" style:family="presentation" style:parent-style-name="lyt-numdark-notes">
      <style:graphic-properties draw:fill-color="#ffffff" draw:auto-grow-height="true" fo:min-height="13.364cm"/>
    </style:style>
    <style:style style:name="pr5" style:family="presentation" style:parent-style-name="lyt-numdark-title">
      <style:graphic-properties draw:auto-grow-height="true" fo:min-height="3.506cm"/>
    </style:style>
    <style:style style:name="pr6" style:family="presentation" style:parent-style-name="lyt-numdark-outline1">
      <style:graphic-properties fo:min-height="13.067cm"/>
    </style:style>
    <style:style style:name="pr7" style:family="presentation" style:parent-style-name="lyt-numdark-notes">
      <style:graphic-properties draw:fill-color="#ffffff" fo:min-height="13.364cm"/>
    </style:style>
    <style:style style:name="pr8" style:family="presentation" style:parent-style-name="lyt-numdark-title">
      <style:graphic-properties fo:min-height="3.506cm"/>
    </style:style>
    <style:style style:name="pr9" style:family="presentation" style:parent-style-name="lyt-numdark-outline1">
      <style:graphic-properties fo:min-height="12.086cm"/>
    </style:style>
    <style:style style:name="pr10" style:family="presentation" style:parent-style-name="lyt-numdark-outline1">
      <style:graphic-properties fo:min-height="16.6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0% 100%"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0% 100%" fo:font-size="32pt" style:font-size-asian="32pt" style:font-size-complex="32pt"/>
    </style:style>
    <style:style style:name="T5" style:family="text">
      <style:text-properties style:text-position="0% 100%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0% 100%" fo:font-family="'Segoe UI'" style:font-style-name="Regular" fo:font-size="32pt" fo:font-weight="bold" style:font-family-asian="'Segoe UI'" style:font-style-name-asian="Regular" style:font-size-asian="32pt" style:font-weight-asian="bold" style:font-family-complex="'Segoe UI'" style:font-style-name-complex="Regular" style:font-size-complex="32pt" style:font-weight-complex="bold"/>
    </style:style>
    <style:style style:name="T7" style:family="text">
      <style:text-properties style:text-position="0% 100%" fo:font-family="Albany" style:font-family-generic="roman" style:font-pitch="variable" fo:font-size="32pt" fo:font-weight="bold" style:font-family-asian="'Segoe UI'" style:font-style-name-asian="Regular" style:font-size-asian="32pt" style:font-weight-asian="bold" style:font-family-complex="'Segoe UI'" style:font-style-name-complex="Regular" style:font-size-complex="32pt" style:font-weight-complex="bold"/>
    </style:style>
    <style:style style:name="T8" style:family="text">
      <style:text-properties style:text-position="0% 100%" fo:font-family="Albany" style:font-family-generic="roman" style:font-pitch="variable" fo:font-size="32pt" fo:font-weight="normal" style:font-family-asian="'Segoe UI'" style:font-style-name-asian="Regular" style:font-size-asian="32pt" style:font-weight-asian="normal" style:font-family-complex="'Segoe UI'" style:font-style-name-complex="Regular" style:font-size-complex="32pt" style:font-weight-complex="normal"/>
    </style:style>
    <style:style style:name="T9" style:family="text">
      <style:text-properties fo:font-family="'Segoe UI'" style:font-style-name="Regular" style:font-family-asian="'Segoe UI'" style:font-style-name-asian="Regular" style:font-family-complex="'Segoe UI'" style:font-style-name-complex="Regular"/>
    </style:style>
    <style:style style:name="T10" style:family="text">
      <style:text-properties fo:font-family="Albany" style:font-family-generic="roman" style:font-pitch="variable" style:font-family-asian="'Segoe UI'" style:font-style-name-asian="Regular" style:font-family-complex="'Segoe UI'" style:font-style-name-complex="Regular"/>
    </style:style>
    <style:style style:name="T11" style:family="text">
      <style:text-properties fo:font-family="Albany" style:font-family-generic="roman" style:font-pitch="variable" fo:font-weight="bold" style:font-family-asian="'Segoe UI'" style:font-style-name-asian="Regular" style:font-weight-asian="bold" style:font-family-complex="'Segoe UI'" style:font-style-name-complex="Regular" style:font-weight-complex="bold"/>
    </style:style>
    <style:style style:name="T12" style:family="text">
      <style:text-properties fo:font-family="Albany" style:font-family-generic="roman" style:font-pitch="variable" fo:font-weight="normal" style:font-family-asian="'Segoe UI'" style:font-style-name-asian="Regular" style:font-weight-asian="normal" style:font-family-complex="'Segoe UI'" style:font-style-name-complex="Regular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01cm" svg:y="1.5cm" presentation:class="title">
          <draw:text-box>
            <text:p>PACMAN Q Learning</text:p>
          </draw:text-box>
        </draw:frame>
        <draw:frame presentation:style-name="pr2" draw:text-style-name="P1" draw:layer="layout" svg:width="24.1cm" svg:height="5.764cm" svg:x="2cm" svg:y="5.3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/>
          </draw:text-box>
        </draw:frame>
        <draw:frame presentation:style-name="pr3" draw:layer="layout" svg:width="24.1cm" svg:height="5.764cm" svg:x="2cm" svg:y="11.626cm" presentation:class="outline">
          <draw:text-box>
            <text:list text:style-name="L2">
              <text:list-header>
                <text:p/>
                <text:p/>
                <text:p text:style-name="P2">Besermenji Vladimir, RA7-2012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2T1">
        <office:forms form:automatic-focus="false" form:apply-design-mode="false"/>
        <draw:frame presentation:style-name="pr5" draw:layer="layout" svg:width="25.199cm" svg:height="3.506cm" svg:x="1.401cm" svg:y="1.5cm" presentation:class="title">
          <draw:text-box>
            <text:p>Markov Decision Processes</text:p>
          </draw:text-box>
        </draw:frame>
        <draw:frame presentation:style-name="pr6" draw:layer="layout" svg:width="24.1cm" svg:height="13.108cm" svg:x="2cm" svg:y="5.314cm" presentation:class="outline" presentation:user-transformed="true">
          <draw:text-box>
            <text:list text:style-name="L2">
              <text:list-item>
                <text:p>Konačan skup stanja <text:span text:style-name="T1">S</text:span></text:p>
              </text:list-item>
              <text:list-item>
                <text:p>Konačan skup akcija <text:span text:style-name="T1">A</text:span> </text:p>
              </text:list-item>
              <text:list-item>
                <text:p><text:span text:style-name="T1">P</text:span><text:span text:style-name="T2">a</text:span><text:span text:style-name="T3">(s, s')</text:span><text:span text:style-name="T4"> – Verovatnoća da će akcija </text:span><text:span text:style-name="T3">a</text:span><text:span text:style-name="T4"> iz stanja </text:span><text:span text:style-name="T3">s</text:span><text:span text:style-name="T4"> preći u stanje </text:span><text:span text:style-name="T3">s'</text:span></text:p>
              </text:list-item>
              <text:list-item>
                <text:p><text:span text:style-name="T3">R</text:span><text:span text:style-name="T2">a</text:span><text:span text:style-name="T3">(s, s') –</text:span><text:span text:style-name="T5"> Nagrada za prelazak iz stajna </text:span><text:span text:style-name="T3">s </text:span><text:span text:style-name="T5">u stanje </text:span><text:span text:style-name="T3">s'</text:span></text:p>
              </text:list-item>
              <text:list-item>
                <text:p><text:span text:style-name="T5"><text:s/></text:span><text:span text:style-name="T6">Γ</text:span><text:span text:style-name="T7">[0,1] –</text:span><text:span text:style-name="T8"> faktor opadanja vrednosti nagrada tokom vreme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2T1">
        <office:forms form:automatic-focus="false" form:apply-design-mode="false"/>
        <draw:frame presentation:style-name="pr8" draw:layer="layout" svg:width="25.199cm" svg:height="3.506cm" svg:x="1.401cm" svg:y="1.5cm" presentation:class="title">
          <draw:text-box>
            <text:p>Problem</text:p>
          </draw:text-box>
        </draw:frame>
        <draw:frame presentation:style-name="pr9" draw:layer="layout" svg:width="24.1cm" svg:height="12.086cm" svg:x="2cm" svg:y="5.314cm" presentation:class="outline">
          <draw:text-box>
            <text:list text:style-name="L2">
              <text:list-item>
                <text:p>Pronaći funkciju <text:span text:style-name="T9">π</text:span><text:span text:style-name="T10"> koja za svako stanje </text:span><text:span text:style-name="T11">s </text:span><text:span text:style-name="T12">određuje sledeće stanje </text:span><text:span text:style-name="T11">s' </text:span><text:span text:style-name="T12">tako da maksimizuje sumu nagrada na kraju.</text:span></text:p>
              </text:list-item>
              <text:list-item>
                <text:p><text:span text:style-name="T12">Ne gledaju se prošla stanja, nego samo buduć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2T1">
        <office:forms form:automatic-focus="false" form:apply-design-mode="false"/>
        <draw:frame presentation:style-name="pr8" draw:layer="layout" svg:width="25.199cm" svg:height="3.506cm" svg:x="1.401cm" svg:y="1.5cm" presentation:class="title">
          <draw:text-box>
            <text:p>Rešavanje problema</text:p>
          </draw:text-box>
        </draw:frame>
        <draw:frame presentation:style-name="pr9" draw:layer="layout" svg:width="24.1cm" svg:height="12.086cm" svg:x="2cm" svg:y="5.314cm" presentation:class="outline" presentation:user-transformed="true">
          <draw:text-box>
            <text:list text:style-name="L2">
              <text:list-item>
                <text:p>Ukoliko su nam poznate funkcije P I R možemo da pronađemo funkciju koja maksimizuje nagradu.</text:p>
              </text:list-item>
              <text:list-item>
                <text:p>Potrebna su nam dva niza – niz maksimalnih nagrada za svako stanje I niz koji sadrži sve nagrade za sva stanja.</text:p>
              </text:list-item>
              <text:list-item>
                <text:p>Na kraju algoritma maksimalne vrednosti oba niza trebaju da budu jednake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2T1">
        <office:forms form:automatic-focus="false" form:apply-design-mode="false"/>
        <draw:frame presentation:style-name="pr8" draw:layer="layout" svg:width="25.199cm" svg:height="3.506cm" svg:x="1.401cm" svg:y="1.5cm" presentation:class="title">
          <draw:text-box>
            <text:p>Zašto je ovo važno?</text:p>
          </draw:text-box>
        </draw:frame>
        <draw:frame presentation:style-name="pr9" draw:layer="layout" svg:width="24.1cm" svg:height="12.086cm" svg:x="2cm" svg:y="5.314cm" presentation:class="outline">
          <draw:text-box>
            <text:list text:style-name="L2">
              <text:list-item>
                <text:p>Q learning algoritam je isti kao MDP, samo bez R I P funkcij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2T1">
        <office:forms form:automatic-focus="false" form:apply-design-mode="false"/>
        <draw:frame presentation:style-name="pr8" draw:layer="layout" svg:width="25.199cm" svg:height="3.506cm" svg:x="1.401cm" svg:y="1.5cm" presentation:class="title">
          <draw:text-box>
            <text:p>Kako to radi?</text:p>
          </draw:text-box>
        </draw:frame>
        <draw:frame presentation:style-name="pr9" draw:layer="layout" svg:width="24.1cm" svg:height="12.086cm" svg:x="2cm" svg:y="5.314cm" presentation:class="outline">
          <draw:text-box>
            <text:list text:style-name="L2">
              <text:list-header>
                <text:p>Problem se sastoji od agenta, skupa stanja I skupa akcija za to stanje. Izvršavajući akciju agent može da ide od stanja do stanja, I prelaskom iz stanja u stanje agent dobija određene nagrade. Agentu je cilj da maksimizuje nagradu tako što će naučiti koja je akcija optimalna za svako stanje. Najoptimalnije stanje je ono koje maksimizuje dugoročne nagra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2T1">
        <office:forms form:automatic-focus="false" form:apply-design-mode="false"/>
        <draw:frame presentation:style-name="pr8" draw:layer="layout" svg:width="25.199cm" svg:height="3.506cm" svg:x="1.401cm" svg:y="1.5cm" presentation:class="title">
          <draw:text-box>
            <text:p>Šta utiče na učenje?</text:p>
          </draw:text-box>
        </draw:frame>
        <draw:frame presentation:style-name="pr10" draw:layer="layout" svg:width="24.1cm" svg:height="16.693cm" svg:x="2cm" svg:y="5.314cm" presentation:class="outline" presentation:user-transformed="true">
          <draw:text-box>
            <text:list text:style-name="L2">
              <text:list-item>
                <text:p>Tempo učenja – vrednost između 0 I 1 koja govori o tome koliko će novih informacija da agent nauči.</text:p>
              </text:list-item>
              <text:list-item>
                <text:p>Faktor opadanja nagrada – Kao I kod MDP, utiče na to da se ne gledaju samo nagrade za trenutna stanja, nego da se gleda I unapred I na osnovu toga nalaze optimalna stanja.</text:p>
              </text:list-item>
              <text:list-item>
                <text:p>Inicijalna vrednost – pošto je Q learning iterativni algoritam, potrebno mu je zadati određenu početnu vrednost. Visoka početna vrednost podstiče učenje agent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2T1">
        <draw:frame presentation:style-name="pr8" draw:layer="layout" svg:width="25.199cm" svg:height="3.506cm" svg:x="1.401cm" svg:y="1.5cm" presentation:class="title">
          <draw:text-box>
            <text:p>Kako ga unaprediti?</text:p>
          </draw:text-box>
        </draw:frame>
        <draw:frame presentation:style-name="pr9" draw:layer="layout" svg:width="24.1cm" svg:height="12.086cm" svg:x="2cm" svg:y="5.314cm" presentation:class="outline">
          <draw:text-box>
            <text:list text:style-name="L2">
              <text:list-header>
                <text:p>Kombinujući Q learning algoritam sa aproksimacijama funkcija dolazimo do toga da algoritam možemo primeniti na većim prostorima stanja, jer pomoću ovoga algoritam generalizuje I stanja koja još nije video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Numbers on Dark Background</dc:title>
    <dc:description>Presentation Layout Template</dc:description>
    <meta:creation-date>2016-02-18T22:40:21.85</meta:creation-date>
    <dc:language>en-US</dc:language>
    <meta:editing-cycles>4</meta:editing-cycles>
    <meta:editing-duration>PT14H8M38S</meta:editing-duration>
    <dc:date>2016-02-19T21:52:59.30</dc:date>
    <meta:document-statistic meta:object-count="57"/>
    <meta:user-defined meta:name="Info 1"/>
    <meta:user-defined meta:name="Info 2"/>
    <meta:user-defined meta:name="Info 3"/>
    <meta:user-defined meta:name="Info 4"/>
    <meta:template xlink:type="simple" xlink:actuate="onRequest" xlink:title="Numbers on Dark Background" xlink:href="../../../../../../Program%20Files%20(x86)/OpenOffice%204/share/template/en-US/layout/lyt-numdark.otp" meta:date="2008-04-28T16:46:48"/>
  </office:meta>
</office:document-meta>
</file>